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522C00002F445CECA8AF.svm"/>
  <manifest:file-entry manifest:media-type="" manifest:full-path="Pictures/2000000700004A20000039C7AEB85379.svm"/>
  <manifest:file-entry manifest:media-type="" manifest:full-path="Pictures/2000000700002DE50000220DE0DDA8BF.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5" style:family="table">
      <style:table-properties style:width="25.698cm" table:align="margins"/>
    </style:style>
    <style:style style:name="Tableau5.A" style:family="table-column">
      <style:table-column-properties style:column-width="6.048cm" style:rel-column-width="15426*"/>
    </style:style>
    <style:style style:name="Tableau5.B" style:family="table-column">
      <style:table-column-properties style:column-width="19.65cm" style:rel-column-width="50109*"/>
    </style:style>
    <style:style style:name="Tableau5.1" style:family="table-row">
      <style:table-row-properties style:min-row-height="0.773cm"/>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dddddd"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2.6" style:family="table-row">
      <style:table-row-properties style:min-row-height="0.575cm"/>
    </style:style>
    <style:style style:name="Tableau2.B6" style:family="table-cell">
      <style:table-cell-properties fo:padding="0.097cm" fo:border-left="0.002cm solid #000000" fo:border-right="none" fo:border-top="none" fo:border-bottom="0.002cm solid #000000"/>
    </style:style>
    <style:style style:name="Tableau2.C6"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3.44cm" style:rel-column-width="13260*"/>
    </style:style>
    <style:style style:name="Tableau11.B" style:family="table-column">
      <style:table-column-properties style:column-width="13.559cm" style:rel-column-width="52275*"/>
    </style:style>
    <style:style style:name="Tableau1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A2" style:family="table-cell">
      <style:table-cell-properties fo:background-color="#dddddd" fo:padding="0.097cm" fo:border-left="0.002cm solid #000000" fo:border-right="none" fo:border-top="none" fo:border-bottom="0.002cm solid #000000">
        <style:background-image/>
      </style:table-cell-properties>
    </style:style>
    <style:style style:name="Tableau11.B2" style:family="table-cell">
      <style:table-cell-properties fo:padding="0.097cm" fo:border-left="0.002cm solid #000000" fo:border-right="0.002cm solid #000000" fo:border-top="none" fo:border-bottom="0.002cm solid #000000"/>
    </style:style>
    <style:style style:name="Tableau1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1.4" style:family="table-row">
      <style:table-row-properties style:min-row-height="0.575cm"/>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8" style:family="paragraph" style:parent-style-name="Text_20_body">
      <style:text-properties fo:font-size="11pt" fo:language="fr" fo:country="FR" style:font-size-asian="11pt" style:font-size-complex="11pt"/>
    </style:style>
    <style:style style:name="P9" style:family="paragraph" style:parent-style-name="Text_20_body">
      <style:paragraph-properties fo:text-align="justify" style:justify-single-word="false"/>
      <style:text-properties fo:font-size="11pt" fo:language="fr" fo:country="FR" style:font-size-asian="11pt" style:font-size-complex="11pt"/>
    </style:style>
    <style:style style:name="P10" style:family="paragraph" style:parent-style-name="Text_20_body">
      <style:text-properties fo:font-size="11pt" fo:language="fr" fo:country="FR" fo:font-weight="normal" style:font-size-asian="11pt" style:font-weight-asian="normal" style:font-size-complex="11pt" style:font-weight-complex="normal"/>
    </style:style>
    <style:style style:name="P11" style:family="paragraph" style:parent-style-name="Text_20_body">
      <style:text-properties fo:font-size="11pt" fo:language="fr" fo:country="FR" fo:font-weight="bold" style:font-size-asian="11pt" style:font-weight-asian="bold" style:font-size-complex="11pt" style:font-weight-complex="bold"/>
    </style:style>
    <style:style style:name="P12" style:family="paragraph" style:parent-style-name="Text_20_body">
      <style:text-properties fo:font-size="11pt" style:font-size-asian="11pt" style:font-size-complex="11pt"/>
    </style:style>
    <style:style style:name="P13" style:family="paragraph" style:parent-style-name="Text_20_body">
      <style:paragraph-properties fo:text-align="justify" style:justify-single-word="false"/>
      <style:text-properties fo:font-size="11pt" style:font-size-asian="11pt" style:font-size-complex="11pt"/>
    </style:style>
    <style:style style:name="P14"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text-properties fo:language="fr" fo:country="FR"/>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Text_20_body">
      <style:text-properties fo:font-size="10pt" fo:language="fr" fo:country="FR" fo:font-weight="normal" style:font-size-asian="10pt" style:font-weight-asian="normal" style:font-size-complex="10pt" style:font-weight-complex="normal"/>
    </style:style>
    <style:style style:name="P20" style:family="paragraph" style:parent-style-name="Text_20_body">
      <style:text-properties fo:font-size="10pt" fo:language="fr" fo:country="FR" fo:font-style="italic" fo:font-weight="bold" style:font-size-asian="10pt" style:font-style-asian="italic" style:font-weight-asian="bold" style:font-size-complex="10pt" style:font-style-complex="italic"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able_20_Contents">
      <style:text-properties fo:font-size="11pt" style:font-size-asian="11pt" style:font-size-complex="11pt"/>
    </style:style>
    <style:style style:name="P23"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26"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language="fr" fo:country="FR" fo:font-weight="normal" style:font-size-asian="10pt" style:font-weight-asian="normal" style:font-size-complex="10pt" style:font-weight-complex="normal"/>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Standard">
      <style:text-properties fo:font-size="10pt" style:font-size-asian="10pt" style:font-size-complex="10pt"/>
    </style:style>
    <style:style style:name="P34" style:family="paragraph" style:parent-style-name="Table_20_Contents">
      <style:text-properties fo:font-size="10pt" style:font-size-asian="10pt" style:font-size-complex="10pt"/>
    </style:style>
    <style:style style:name="P35" style:family="paragraph" style:parent-style-name="Heading_20_2">
      <style:text-properties fo:font-size="11pt" fo:language="fr" fo:country="FR" style:font-size-asian="11pt" style:font-size-complex="11pt"/>
    </style:style>
    <style:style style:name="P36" style:family="paragraph" style:parent-style-name="Heading_20_2" style:master-page-name="Standard">
      <style:paragraph-properties style:page-number="auto"/>
    </style:style>
    <style:style style:name="P37"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38" style:family="paragraph" style:parent-style-name="Heading_20_1" style:master-page-name="Landscape">
      <style:paragraph-properties style:page-number="auto"/>
    </style:style>
    <style:style style:name="P39"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text-properties fo:font-size="11pt" fo:language="fr" fo:country="FR" fo:font-weight="normal" style:font-size-asian="11pt" style:font-weight-asian="normal" style:font-size-complex="11pt" style:font-weight-complex="normal"/>
    </style:style>
    <style:style style:name="P41" style:family="paragraph" style:parent-style-name="Text_20_body" style:list-style-name="L2">
      <style:text-properties fo:font-size="11pt" fo:language="fr" fo:country="FR" fo:font-weight="normal" style:font-size-asian="11pt" style:font-weight-asian="normal" style:font-size-complex="11pt" style:font-weight-complex="normal"/>
    </style:style>
    <style:style style:name="P42" style:family="paragraph" style:parent-style-name="Text_20_body" style:list-style-name="L6">
      <style:text-properties fo:font-size="11pt" fo:language="fr" fo:country="FR" style:font-size-asian="11pt" style:font-size-complex="11pt"/>
    </style:style>
    <style:style style:name="P43" style:family="paragraph" style:parent-style-name="Text_20_body" style:list-style-name="L3">
      <style:text-properties fo:font-size="11pt" style:font-size-asian="11pt" style:font-size-complex="11pt"/>
    </style:style>
    <style:style style:name="P44" style:family="paragraph" style:parent-style-name="Text_20_body" style:list-style-name="L4">
      <style:text-properties fo:font-size="11pt" style:font-size-asian="11pt" style:font-size-complex="11pt"/>
    </style:style>
    <style:style style:name="P45" style:family="paragraph" style:parent-style-name="Text_20_body" style:list-style-name="L5">
      <style:text-properties fo:font-size="11pt" style:font-size-asian="11pt" style:font-size-complex="11pt"/>
    </style:style>
    <style:style style:name="P46" style:family="paragraph">
      <style:paragraph-properties fo:text-align="center"/>
    </style:style>
    <style:style style:name="P47" style:family="paragraph">
      <style:text-properties fo:color="#ff3333" fo:font-size="10pt" style:font-size-asian="10pt" style:font-size-complex="10pt"/>
    </style:style>
    <style:style style:name="P48" style:family="paragraph">
      <style:text-properties fo:font-size="8pt" fo:font-style="italic" style:font-size-asian="8pt" style:font-style-asian="italic" style:font-size-complex="8pt" style:font-style-complex="italic"/>
    </style:style>
    <style:style style:name="P49" style:family="paragraph">
      <style:text-properties fo:font-size="8pt" style:font-size-asian="8pt" style:font-size-complex="8pt"/>
    </style:style>
    <style:style style:name="P50" style:family="paragraph">
      <style:text-properties fo:font-size="8pt" fo:font-style="italic" fo:font-weight="bold" style:font-size-asian="8pt" style:font-style-asian="italic" style:font-weight-asian="bold" style:font-size-complex="8pt" style:font-style-complex="italic" style:font-weight-complex="bold"/>
    </style:style>
    <style:style style:name="P51" style:family="paragraph">
      <style:text-properties fo:font-size="7pt" fo:font-style="italic" style:font-size-asian="7pt" style:font-style-asian="italic" style:font-size-complex="7pt" style:font-style-complex="italic"/>
    </style:style>
    <style:style style:name="T1" style:family="text">
      <style:text-properties fo:font-size="10pt" style:font-size-asian="10pt" style:font-size-complex="10pt"/>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style:font-size-asian="11pt" style:font-size-complex="11pt"/>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style:font-name="Symbol" style:font-name-asian="Symbol" style:font-name-complex="Symbol"/>
    </style:style>
    <style:style style:name="T15" style:family="text">
      <style:text-properties style:text-position="sub 58%" style:font-name="Times New Roman" style:font-name-asian="Symbol" style:font-name-complex="Symbol"/>
    </style:style>
    <style:style style:name="T16" style:family="text">
      <style:text-properties style:text-position="0% 100%" style:font-name="Symbol" style:font-name-asian="Symbol" style:font-name-complex="Symbol"/>
    </style:style>
    <style:style style:name="T17" style:family="text">
      <style:text-properties style:text-position="0% 100%" style:font-name="Times New Roman" style:font-name-asian="Symbol" style:font-name-complex="Symbol"/>
    </style:style>
    <style:style style:name="T18" style:family="text">
      <style:text-properties fo:color="#0000cc"/>
    </style:style>
    <style:style style:name="T19" style:family="text">
      <style:text-properties fo:color="#ff3333" fo:font-size="10pt" style:font-size-asian="10pt" style:font-size-complex="10pt"/>
    </style:style>
    <style:style style:name="T20" style:family="text">
      <style:text-properties fo:font-size="8pt" fo:font-style="italic" style:font-size-asian="8pt" style:font-style-asian="italic" style:font-size-complex="8pt" style:font-style-complex="italic"/>
    </style:style>
    <style:style style:name="T21" style:family="text">
      <style:text-properties fo:font-size="8pt" style:font-size-asian="8pt" style:font-size-complex="8pt"/>
    </style:style>
    <style:style style:name="T22" style:family="text">
      <style:text-properties fo:font-size="8pt" fo:font-style="italic" fo:font-weight="bold" style:font-size-asian="8pt" style:font-style-asian="italic" style:font-weight-asian="bold" style:font-size-complex="8pt" style:font-style-complex="italic" style:font-weight-complex="bold"/>
    </style:style>
    <style:style style:name="T23" style:family="text">
      <style:text-properties fo:font-size="7pt" fo:font-style="italic" style:font-size-asian="7pt" style:font-style-asian="italic" style:font-size-complex="7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1">1.Composition du système (voir SysML)<text:tab/>2</text:p>
          <text:p text:style-name="P32">1.1.Description des éléments du système <text:tab/>2</text:p>
          <text:p text:style-name="P32">1.2.Interactions entre les éléments du système <text:tab/>3</text:p>
          <text:p text:style-name="P32">1.3.Grands principes de fonctionnement<text:tab/>4</text:p>
          <text:p text:style-name="P31">2.Echanges entre les principaux acteurs du système<text:tab/>5</text:p>
          <text:p text:style-name="P32">2.1.Transaction RmDv i<text:tab/>8</text:p>
          <text:p text:style-name="P32">2.2.Transaction IHM-Smart Gateway<text:tab/>9</text:p>
          <text:p text:style-name="P31">3.Architecture logicielle python IHM<text:tab/>9</text:p>
          <text:p text:style-name="P31">4.Expérience utilisateur IHM<text:tab/>11</text:p>
          <text:p text:style-name="P32">4.1.Présentation des modes de fonctionnement<text:tab/>11</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h text:style-name="P37" text:outline-level="1">Composition du système (voir SysML)</text:h>
      <text:p text:style-name="P5"/>
      <text:p text:style-name="P5"><draw:frame draw:style-name="fr1" draw:name="images1" text:anchor-type="paragraph" svg:width="16.939cm" svg:height="6.625cm" draw:z-index="0"><draw:image xlink:href="Pictures/200000070000513A000022BE59A5B3AA.svm" xlink:type="simple" xlink:show="embed" xlink:actuate="onLoad"/></draw:frame></text:p>
      <text:h text:style-name="Heading_20_2" text:outline-level="2">Description des éléments du système </text:h>
      <text:p text:style-name="P5"/>
      <text:p text:style-name="P5"><text:span text:style-name="T4">Air Conditioner</text:span> : Les climatiseurs Mitsubishi air-air monosplit. Il y en 4 (salon, salle à manger, entrée, couloir). </text:p>
      <text:p text:style-name="P5"><text:span text:style-name="T4">Remote Device </text:span>: Ce sont les télécommandes des climatiseurs joignables en 433MHz FSK (module RT606) par une pile « propriétaire » <text:span text:style-name="T4">FSK</text:span><text:span text:style-name="T5">Stack</text:span> (<text:span text:style-name="T3">Remote Device</text:span> et <text:span text:style-name="T3">SmartGateway</text:span>). Le protocole est documenté, il fonctionne sur STM32F103 (passerelle intelligente) et STM32L041 (<text:span text:style-name="T3">Remote Device</text:span>). La pile fonctionne un peu à la façon de Xbee (My , destination adress, broadcast). Chaque <text:span text:style-name="T3">remote device</text:span> commande son climatiseur par infra-rouge (comme un télécommande classique)</text:p>
      <text:p text:style-name="P5"><text:span text:style-name="T4">Smart Gateway </text:span>: passerelle entre le réseau des <text:span text:style-name="T3">Remote Device</text:span> et l'IHM. La liaison se fait avec ce dernier via une liaison UART classique. Le protocole de communication <text:span text:style-name="T5">UARTStack</text:span> reste à faire. On pourrait se baser sur les trames du <text:span text:style-name="T10">protocole </text:span><text:span text:style-name="T5">FSKStack</text:span>. Les informations reçues par la passerelle depuis les divers <text:span text:style-name="T3">remote Devices</text:span> sont centralisées puis traitée localement, puis sont transmises vers l'<text:span text:style-name="T3">IHM</text:span>. <text:span text:style-name="T11">Le traitement fait par la </text:span><text:span text:style-name="T6">Smart Gateway</text:span><text:span text:style-name="T11"> consiste en la stratégie de commande des climatiseurs</text:span>. C'est ce qui justifie le «<text:span text:style-name="T3"> Smart </text:span>» dans la dénomination... toute l'intelligence du système est dans ce module à base de <text:s/>STM32F103.</text:p>
      <text:p text:style-name="P5"><text:soft-page-break/><text:span text:style-name="T4">IHM </text:span>: Unité basée sur une <text:span text:style-name="T3">Raspberry pi 2 </text:span>et un écran tactile. Elle communique :</text:p>
      <text:p text:style-name="P5"/>
      <text:list xml:id="list5005722431563176197" text:style-name="L1">
        <text:list-item>
          <text:p text:style-name="P39">vers la passerelle intelligente en UART pour recevoir l'état des climatiseurs et transmettre des nouvelles informations (puissance disponibles, informations tempo, paramètres utilisateur....)</text:p>
        </text:list-item>
        <text:list-item>
          <text:p text:style-name="P39">vers l'onduleur en HTTP via des requêtes locale (<text:span text:style-name="T3">HMI</text:span>-box-onduleur),</text:p>
        </text:list-item>
        <text:list-item>
          <text:p text:style-name="P39">vers le web en HTTP pour recevoir les informations EDF tempo, pour recevoir les infos météo ?</text:p>
        </text:list-item>
        <text:list-item>
          <text:p text:style-name="P39">Avec le user via le touch screen pour paramétrer le système, pour visualiser en temps réels les flux d'énergie de la maison, de l'onduleur, de la voiture ?</text:p>
        </text:list-item>
      </text:list>
      <text:p text:style-name="P5"/>
      <text:p text:style-name="P7">L'ensemble PV + onduleur + Smart Meter <text:span text:style-name="T7">: c'est évidemment le système de production d'énergie PV. Les informations utiles se trouvent au niveau du </text:span><text:span text:style-name="T12">SmartMeter</text:span><text:span text:style-name="T7"> et sont utilisables via l'onduleur et son lien Ethernet, en utilisant l'API fournie par Fronius (voir document dans le répertoire RS585)</text:span></text:p>
      <text:p text:style-name="P5"/>
      <text:h text:style-name="Heading_20_2" text:outline-level="2">Interactions entre les éléments du système </text:h>
      <text:p text:style-name="P5"/>
      <text:p text:style-name="P14"><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46" svg:width="16.357cm" svg:height="10.05cm" svg:x="0.201cm" svg:y="0.164cm"><text:p/></draw:rect><draw:ellipse text:anchor-type="paragraph" draw:z-index="3" draw:style-name="gr2" draw:text-style-name="P46" svg:width="3.536cm" svg:height="2.001cm" svg:x="7.297cm" svg:y="4.355cm"><text:p/></draw:ellipse></text:p>
      <text:p text:style-name="P5"/>
      <text:p text:style-name="P5"/>
      <text:p text:style-name="P5"/>
      <text:p text:style-name="P5"/>
      <text:p text:style-name="P5"/>
      <text:h text:style-name="Heading_20_2" text:outline-level="2"><text:soft-page-break/>Grands principes de fonctionnement</text:h>
      <text:p text:style-name="P5"/>
      <text:p text:style-name="P5">L'intelligence du système est confiée à la passerelle, la <text:span text:style-name="T3">SmartGateway</text:span>. Elle échange à la fois avec l'<text:span text:style-name="T3">HMI</text:span> et les <text:span text:style-name="T3">RemoteDevices</text:span>.</text:p>
      <text:p text:style-name="P5">Ces derniers étant alimentés sur piles, ne peuvent pas être en écoute permanente. Ils sont endormis sur de très longue période : typiquement 30mn de repos pour quelques secondes d'activités. Cela permet d'économiser les piles.</text:p>
      <text:p text:style-name="P5">→ l<text:span text:style-name="T11">es </text:span><text:span text:style-name="T6">RemoteDevices</text:span><text:span text:style-name="T11"> sont donc obligatoirement à l'initiative des requêtes</text:span> lors des transactions et c'est la <text:span text:style-name="T3">SmartGateway</text:span> qui est en écoute permanente (alimentée sur secteur)</text:p>
      <text:p text:style-name="P5"/>
      <text:p text:style-name="P5">L'<text:span text:style-name="T3">HMI</text:span> est faite sur une Raspberry pi. La communication série en python se fait en scrutatif (en tout cas j'ai pas trouvé le mode événementiel!). Par ailleurs le STM32 gère parfaitement cela.</text:p>
      <text:p text:style-name="P5"/>
      <text:p text:style-name="P5">→ <text:span text:style-name="T11">la </text:span><text:span text:style-name="T6">HMI </text:span><text:span text:style-name="T11">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5"/>
      <text:p text:style-name="P5">Le <text:span text:style-name="T3">SmartGateway</text:span> doit pouvoir répondre instantanément à chaque <text:span text:style-name="T3">RemoteDevice</text:span>. Pour cela la nouvelle consigne de température et le prochain rendez-vous (date du prochain réveil) doivent être produit très rapidement. </text:p>
      <text:p text:style-name="P5">→ l<text:span text:style-name="T11">a </text:span><text:span text:style-name="T6">SmartGateway</text:span><text:span text:style-name="T11"> doit disposer en local de toutes les informations nécessaires</text:span>, les dernières qui auront été communiquées par l'<text:span text:style-name="T3">HMI</text:span>. En effet, la <text:span text:style-name="T3">SmartGateway</text:span> ne peut pas interroger l'<text:span text:style-name="T3">HMI</text:span> à la volée (elle n'est pas à l'initiative des requêtes et ça prend trop de temps).</text:p>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3"/>
      <text:p text:style-name="P13"/>
      <text:p text:style-name="P13"/>
      <text:p text:style-name="P9"/>
      <text:h text:style-name="P38"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24">Mode :</text:p>
          </table:table-cell>
          <table:table-cell table:style-name="Tableau1.A1" office:value-type="string">
            <text:p text:style-name="P25">Jour HP / Nuit HC</text:p>
            <text:p text:style-name="P25">(6h00 / 22h00)</text:p>
          </table:table-cell>
          <table:table-cell table:style-name="Tableau1.A1" office:value-type="string">
            <text:p text:style-name="P24">Tempo Rouge</text:p>
            <text:p text:style-name="P25">paramètres...</text:p>
          </table:table-cell>
          <table:table-cell table:style-name="Tableau1.A1" office:value-type="string">
            <text:p text:style-name="P24">Tempo Blanc</text:p>
            <text:p text:style-name="P25">paramètres...</text:p>
          </table:table-cell>
          <table:table-cell table:style-name="Tableau1.E1" office:value-type="string">
            <text:p text:style-name="P24">Tempo Bleu</text:p>
            <text:p text:style-name="P25">paramètres...</text:p>
          </table:table-cell>
        </table:table-row>
        <table:table-row>
          <table:table-cell table:style-name="Tableau1.A2" table:number-rows-spanned="2" office:value-type="string">
            <text:p text:style-name="P23">Auto</text:p>
            <text:p text:style-name="P26">Gère la puissance de chauffe en fonction de la puissance disponible, avec un minimum de température mesurée</text:p>
          </table:table-cell>
          <table:table-cell table:style-name="Tableau1.A2" office:value-type="string">
            <text:p text:style-name="P22">HP</text:p>
          </table:table-cell>
          <table:table-cell table:style-name="Tableau1.A2" office:value-type="string">
            <text:p text:style-name="P27"><text:span text:style-name="T16"></text:span><text:span text:style-name="T13">min</text:span> = 16°C</text:p>
            <text:p text:style-name="P27">Montée en température si excédent de puissance est supérieur à 1000W.</text:p>
            <text:p text:style-name="P27">Retour à la consigne si excédent de puissance est inférieur à 500W.</text:p>
            <text:p text:style-name="P27"/>
            <text:p text:style-name="P27">Prio Clim : Entrée, Salon, Salle à manger, Couloir</text:p>
          </table:table-cell>
          <table:table-cell table:style-name="Tableau1.A2" office:value-type="string">
            <text:p text:style-name="P27"><text:span text:style-name="T16"></text:span><text:span text:style-name="T13">min</text:span> = 17°C</text:p>
            <text:p text:style-name="P27">Montée en température si excédent de puissance est supérieur à 500W.</text:p>
            <text:p text:style-name="P27">Retour à la consigne si excédent de puissance est inférieur à 0W.</text:p>
            <text:p text:style-name="P27"/>
            <text:p text:style-name="P27">Prio Clim : Salle à manger, Entrée, Salon Couloir</text:p>
          </table:table-cell>
          <table:table-cell table:style-name="Tableau1.E2" office:value-type="string">
            <text:p text:style-name="P27"><text:span text:style-name="T16"></text:span><text:span text:style-name="T13">min</text:span> = 19°C</text:p>
            <text:p text:style-name="P27">Montée en température si excédent de puissance est supérieur à 500W.</text:p>
            <text:p text:style-name="P27">Retour à la consigne si excédent de puissance est inférieur à 0W.</text:p>
            <text:p text:style-name="P27"/>
            <text:p text:style-name="P27">Prio Clim : Salle à manger, Entrée, Salon Couloir</text:p>
          </table:table-cell>
        </table:table-row>
        <table:table-row>
          <table:covered-table-cell/>
          <table:table-cell table:style-name="Tableau1.A2" office:value-type="string">
            <text:p text:style-name="P22">HC</text:p>
          </table:table-cell>
          <table:table-cell table:style-name="Tableau1.A2" office:value-type="string">
            <text:p text:style-name="P27">Si <text:span text:style-name="T16"></text:span><text:span text:style-name="T15">ext </text:span><text:span text:style-name="T17">&gt; </text:span><text:span text:style-name="T16"></text:span><text:span text:style-name="T15">ext min </text:span><text:span text:style-name="T17">=10 °C Climatiseur Off</text:span></text:p>
            <text:p text:style-name="P27"><text:span text:style-name="T17">Sinon </text:span><text:span text:style-name="T16"></text:span><text:span text:style-name="T15"> min </text:span><text:span text:style-name="T17">= 18°C</text:span></text:p>
          </table:table-cell>
          <table:table-cell table:style-name="Tableau1.A2" office:value-type="string">
            <text:p text:style-name="P27">Si <text:span text:style-name="T16"></text:span><text:span text:style-name="T15">ext </text:span><text:span text:style-name="T17">&gt; </text:span><text:span text:style-name="T16"></text:span><text:span text:style-name="T15">ext min </text:span><text:span text:style-name="T17">=10 °C Climatiseur Off</text:span></text:p>
            <text:p text:style-name="P27"><text:span text:style-name="T17">Sinon </text:span><text:span text:style-name="T16"></text:span><text:span text:style-name="T15"> min </text:span><text:span text:style-name="T17">= 18°C</text:span></text:p>
          </table:table-cell>
          <table:table-cell table:style-name="Tableau1.E2" office:value-type="string">
            <text:p text:style-name="P27">Si <text:span text:style-name="T16"></text:span><text:span text:style-name="T15">ext </text:span><text:span text:style-name="T17">&gt; </text:span><text:span text:style-name="T16"></text:span><text:span text:style-name="T15">ext min </text:span><text:span text:style-name="T17">=10 °C Climatiseur Off</text:span></text:p>
            <text:p text:style-name="P27"><text:span text:style-name="T17">Sinon </text:span><text:span text:style-name="T16"></text:span><text:span text:style-name="T15"> min </text:span><text:span text:style-name="T17">= 18°C</text:span></text:p>
          </table:table-cell>
        </table:table-row>
        <table:table-row>
          <table:table-cell table:style-name="Tableau1.A2" office:value-type="string">
            <text:p text:style-name="P23">Programmé</text:p>
            <text:p text:style-name="P26">Gère les climatiseurs en fonction de l'heure et des jours.</text:p>
            <text:p text:style-name="P26"/>
          </table:table-cell>
          <table:table-cell table:style-name="Tableau1.A2" office:value-type="string">
            <text:p text:style-name="P22"/>
          </table:table-cell>
          <table:table-cell table:style-name="Tableau1.E2" table:number-columns-spanned="3" office:value-type="string">
            <text:p text:style-name="P27">6h00 <text:span text:style-name="T16"></text:span> = 18°C <text:s text:c="9"/>12h00 <text:span text:style-name="T16"></text:span> = 20°C <text:s text:c="6"/>18h00 <text:span text:style-name="T16"></text:span><text:span text:style-name="T14"> </text:span>= 20°C <text:s text:c="12"/>23h00 <text:span text:style-name="T16"></text:span> = 19°C</text:p>
            <text:p text:style-name="P27">8h00 <text:span text:style-name="T16"></text:span><text:span text:style-name="T14"> </text:span>= 19°C <text:s text:c="9"/>14h00 <text:span text:style-name="T16"></text:span> = 20°C <text:s text:c="7"/>20h00 <text:span text:style-name="T16"></text:span> = 20°C <text:s text:c="11"/>0h00 <text:span text:style-name="T16"></text:span> = 18°C</text:p>
            <text:p text:style-name="P27">10h00 <text:span text:style-name="T16"></text:span> = 20°C <text:s text:c="7"/>16h00 <text:span text:style-name="T16"></text:span> = 20°C <text:s text:c="6"/>22h00 <text:span text:style-name="T16"></text:span> = 20°C </text:p>
          </table:table-cell>
          <table:covered-table-cell/>
          <table:covered-table-cell/>
        </table:table-row>
        <table:table-row>
          <table:table-cell table:style-name="Tableau1.A2" office:value-type="string">
            <text:p text:style-name="P23">Forcé</text:p>
            <text:p text:style-name="P26">Impose les températures de consigne des climatiseurs pour une durée de 3h. Rebascule en mode auto après</text:p>
          </table:table-cell>
          <table:table-cell table:style-name="Tableau1.A2" office:value-type="string">
            <text:p text:style-name="P22"/>
          </table:table-cell>
          <table:table-cell table:style-name="Tableau1.E2" table:number-columns-spanned="3" office:value-type="string">
            <text:p text:style-name="P27"><text:s/><text:span text:style-name="T16"></text:span> = 20°C <text:s/></text:p>
          </table:table-cell>
          <table:covered-table-cell/>
          <table:covered-table-cell/>
        </table:table-row>
        <table:table-row>
          <table:table-cell table:style-name="Tableau1.A2" table:number-rows-spanned="2" office:value-type="string">
            <text:p text:style-name="P23">Vacances</text:p>
            <text:p text:style-name="P26">Date d'arrivée :</text:p>
            <text:p text:style-name="P26">Température Arrivée</text:p>
            <text:p text:style-name="P26">Reprise en mode automatique 2jours avant</text:p>
          </table:table-cell>
          <table:table-cell table:style-name="Tableau1.A2" office:value-type="string">
            <text:p text:style-name="P22">HP</text:p>
          </table:table-cell>
          <table:table-cell table:style-name="Tableau1.A2" office:value-type="string">
            <text:p text:style-name="P27">Coupure</text:p>
          </table:table-cell>
          <table:table-cell table:style-name="Tableau1.A2" office:value-type="string">
            <text:p text:style-name="P27">Coupure</text:p>
          </table:table-cell>
          <table:table-cell table:style-name="Tableau1.E2" office:value-type="string">
            <text:p text:style-name="P27">Coupure</text:p>
          </table:table-cell>
        </table:table-row>
        <table:table-row>
          <table:covered-table-cell/>
          <table:table-cell table:style-name="Tableau1.A2" office:value-type="string">
            <text:p text:style-name="P22">HC</text:p>
          </table:table-cell>
          <table:table-cell table:style-name="Tableau1.A2" office:value-type="string">
            <text:p text:style-name="P27"><text:span text:style-name="T16"></text:span> = 16°C</text:p>
          </table:table-cell>
          <table:table-cell table:style-name="Tableau1.A2" office:value-type="string">
            <text:p text:style-name="P27"><text:span text:style-name="T16"></text:span>= 16°C</text:p>
          </table:table-cell>
          <table:table-cell table:style-name="Tableau1.E2" office:value-type="string">
            <text:p text:style-name="P27"><text:span text:style-name="T16"></text:span>= 17°C</text:p>
          </table:table-cell>
        </table:table-row>
      </table:table>
      <text:p text:style-name="P8"/>
      <text:p text:style-name="P10"/>
      <text:p text:style-name="P10"/>
      <text:p text:style-name="P10"/>
      <text:p text:style-name="P10"/>
      <text:h text:style-name="Heading_20_2" text:outline-level="2"><text:soft-page-break/>Les ensembles de données passées à SGw</text:h>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24">Mode :</text:p>
          </table:table-cell>
          <table:table-cell table:style-name="Tableau5.B1" office:value-type="string">
            <text:p text:style-name="P25"/>
          </table:table-cell>
        </table:table-row>
        <table:table-row>
          <table:table-cell table:style-name="Tableau5.A2" office:value-type="string">
            <text:p text:style-name="P23">Auto</text:p>
            <text:p text:style-name="P26">NB : HC/HP déduit de l'heure qu'il est ...</text:p>
          </table:table-cell>
          <table:table-cell table:style-name="Tableau5.B2" office:value-type="string">
            <text:p text:style-name="P27"><text:span text:style-name="T16"></text:span><text:span text:style-name="T13">minHP</text:span> = <text:s/>...</text:p>
            <text:p text:style-name="P27">PowExcessStart = ...</text:p>
            <text:p text:style-name="P27">PowExcessStop = </text:p>
            <text:p text:style-name="P27">ClimPrio = { Entrée, Salon, Salle à manger, Couloir}</text:p>
            <text:p text:style-name="P27"><text:span text:style-name="T16"></text:span><text:span text:style-name="T13">minHC</text:span> = <text:s/>…</text:p>
            <text:p text:style-name="P27"><text:span text:style-name="T16"></text:span><text:span text:style-name="T13">minExt</text:span> = <text:s/>…</text:p>
            <text:p text:style-name="P27"/>
          </table:table-cell>
        </table:table-row>
        <table:table-row>
          <table:table-cell table:style-name="Tableau5.A2" office:value-type="string">
            <text:p text:style-name="P23">Programmé</text:p>
            <text:p text:style-name="P26">Gère les climatiseurs en fonction de l'heure et des jours.</text:p>
            <text:p text:style-name="P26"/>
          </table:table-cell>
          <table:table-cell table:style-name="Tableau5.B2" office:value-type="string">
            <text:p text:style-name="P27">ProgramTemp[24], contient les températures. Si 0.0 alors arrêt clim. </text:p>
            <text:p text:style-name="P27"/>
          </table:table-cell>
        </table:table-row>
        <table:table-row>
          <table:table-cell table:style-name="Tableau5.A2" office:value-type="string">
            <text:p text:style-name="P23">Forcé</text:p>
            <text:p text:style-name="P26">Impose les températures de consigne des climatiseurs pour une durée de 3h. Rebascule en mode auto après</text:p>
          </table:table-cell>
          <table:table-cell table:style-name="Tableau5.B2" office:value-type="string">
            <text:p text:style-name="P27"><text:s/><text:span text:style-name="T16"></text:span> = ...</text:p>
          </table:table-cell>
        </table:table-row>
        <table:table-row>
          <table:table-cell table:style-name="Tableau5.A2" office:value-type="string">
            <text:p text:style-name="P23">Vacances</text:p>
            <text:p text:style-name="P26">Date d'arrivée :</text:p>
            <text:p text:style-name="P26">Température Arrivée</text:p>
            <text:p text:style-name="P26">Reprise en mode automatique 2jours avant</text:p>
          </table:table-cell>
          <table:table-cell table:style-name="Tableau5.B2" office:value-type="string">
            <text:p text:style-name="P27"><text:span text:style-name="T16"></text:span><text:span text:style-name="T13">minHC</text:span> = </text:p>
            <text:p text:style-name="P27">DateHeureArrivéé =</text:p>
            <text:p text:style-name="P27"><text:span text:style-name="T16"></text:span><text:span text:style-name="T13">minArrivee</text:span> = </text:p>
          </table:table-cell>
        </table:table-row>
      </table:table>
      <text:p text:style-name="P10"/>
      <text:h text:style-name="P36" text:outline-level="2">Les variables d'échange IHM-SGw</text:h>
      <text:p text:style-name="Text_20_body"/>
      <text:p text:style-name="P16">CentralData.Stamp</text:p>
      <table:table table:name="Tableau7" table:style-name="Tableau7">
        <table:table-column table:style-name="Tableau7.A"/>
        <table:table-column table:style-name="Tableau7.B"/>
        <table:table-column table:style-name="Tableau7.C"/>
        <table:table-row>
          <table:table-cell table:style-name="Tableau7.A1" office:value-type="string">
            <text:p text:style-name="P27">Nom Variable</text:p>
          </table:table-cell>
          <table:table-cell table:style-name="Tableau7.B1" table:number-columns-spanned="2" office:value-type="string">
            <text:p text:style-name="P28">LastHMITimeStamp</text:p>
          </table:table-cell>
          <table:covered-table-cell/>
        </table:table-row>
        <table:table-row>
          <table:table-cell table:style-name="Tableau7.A2" table:number-rows-spanned="2" office:value-type="string">
            <text:p text:style-name="P27"/>
          </table:table-cell>
          <table:table-cell table:style-name="Tableau7.A2" office:value-type="string">
            <text:p text:style-name="P27">type</text:p>
          </table:table-cell>
          <table:table-cell table:style-name="Tableau7.C2" office:value-type="string">
            <text:p text:style-name="P27">Valeurs</text:p>
          </table:table-cell>
        </table:table-row>
        <table:table-row>
          <table:covered-table-cell/>
          <table:table-cell table:style-name="Tableau7.B3" office:value-type="string">
            <text:p text:style-name="P17">TimeStampTypedef</text:p>
          </table:table-cell>
          <table:table-cell table:style-name="Tableau7.C3" office:value-type="string">
            <text:p text:style-name="P27">HH:mn:ss:D:Month:Year</text:p>
          </table:table-cell>
        </table:table-row>
      </table:table>
      <text:p text:style-name="Text_20_body"/>
      <text:p text:style-name="Text_20_body">6 * short int </text:p>
      <text:p text:style-name="P21">3x 32 bits</text:p>
      <text:p text:style-name="P16">CentralData.Mode</text:p>
      <table:table table:name="Tableau6" table:style-name="Tableau6">
        <table:table-column table:style-name="Tableau6.A"/>
        <table:table-column table:style-name="Tableau6.B"/>
        <table:table-column table:style-name="Tableau6.C"/>
        <table:table-row>
          <table:table-cell table:style-name="Tableau6.A1" office:value-type="string">
            <text:p text:style-name="P27">Nom Variable</text:p>
          </table:table-cell>
          <table:table-cell table:style-name="Tableau6.B1" table:number-columns-spanned="2" office:value-type="string">
            <text:p text:style-name="P28">Mode</text:p>
          </table:table-cell>
          <table:covered-table-cell/>
        </table:table-row>
        <table:table-row>
          <table:table-cell table:style-name="Tableau6.A2" table:number-rows-spanned="2" office:value-type="string">
            <text:p text:style-name="P27"/>
          </table:table-cell>
          <table:table-cell table:style-name="Tableau6.A2" office:value-type="string">
            <text:p text:style-name="P27">type</text:p>
          </table:table-cell>
          <table:table-cell table:style-name="Tableau6.C2" office:value-type="string">
            <text:p text:style-name="P27">Valeurs</text:p>
          </table:table-cell>
        </table:table-row>
        <table:table-row>
          <table:covered-table-cell/>
          <table:table-cell table:style-name="Tableau6.B3" office:value-type="string">
            <text:p text:style-name="P27">Enum </text:p>
          </table:table-cell>
          <table:table-cell table:style-name="Tableau6.C3" office:value-type="string">
            <text:p text:style-name="P27">HMI_Mode_Off / HMI_Mode_Auto / HMI_Mode_Program / </text:p>
            <text:p text:style-name="P27">HMI_Mode_Hollidays / </text:p>
          </table:table-cell>
        </table:table-row>
      </table:table>
      <text:p text:style-name="Text_20_body"/>
      <text:p text:style-name="Text_20_body">Int : Mode</text:p>
      <text:p text:style-name="P21">1 x 32 bits</text:p>
      <text:p text:style-name="P16">CentralData.Auto</text:p>
      <table:table table:name="Tableau2" table:style-name="Tableau2">
        <table:table-column table:style-name="Tableau2.A"/>
        <table:table-column table:style-name="Tableau2.B"/>
        <table:table-column table:style-name="Tableau2.C"/>
        <table:table-row>
          <table:table-cell table:style-name="Tableau2.A1" office:value-type="string">
            <text:p text:style-name="P27">Nom Variable</text:p>
          </table:table-cell>
          <table:table-cell table:style-name="Tableau2.B1" table:number-columns-spanned="2" office:value-type="string">
            <text:p text:style-name="P28">Auto <text:s/><text:span text:style-name="T12">structure</text:span></text:p>
          </table:table-cell>
          <table:covered-table-cell/>
        </table:table-row>
        <table:table-row>
          <table:table-cell table:style-name="Tableau2.A2" table:number-rows-spanned="7" office:value-type="string">
            <text:p text:style-name="P27"/>
          </table:table-cell>
          <table:table-cell table:style-name="Tableau2.A2" office:value-type="string">
            <text:p text:style-name="P27">Champs / type</text:p>
          </table:table-cell>
          <table:table-cell table:style-name="Tableau2.C2" office:value-type="string">
            <text:p text:style-name="P27">Valeurs</text:p>
          </table:table-cell>
        </table:table-row>
        <table:table-row>
          <table:covered-table-cell/>
          <table:table-cell table:style-name="Tableau2.B3" office:value-type="string">
            <text:p text:style-name="P27">SetTempMinHC</text:p>
          </table:table-cell>
          <table:table-cell table:style-name="Tableau2.C3" office:value-type="string">
            <text:p text:style-name="P4">Short int</text:p>
          </table:table-cell>
        </table:table-row>
        <table:table-row>
          <table:covered-table-cell/>
          <table:table-cell table:style-name="Tableau2.B3" office:value-type="string">
            <text:p text:style-name="P27">SetTempMinHP</text:p>
          </table:table-cell>
          <table:table-cell table:style-name="Tableau2.C3" office:value-type="string">
            <text:p text:style-name="P4">Short int</text:p>
          </table:table-cell>
        </table:table-row>
        <table:table-row>
          <table:covered-table-cell/>
          <table:table-cell table:style-name="Tableau2.B3" office:value-type="string">
            <text:p text:style-name="P27">TempMinExt</text:p>
          </table:table-cell>
          <table:table-cell table:style-name="Tableau2.C3" office:value-type="string">
            <text:p text:style-name="P4">float</text:p>
          </table:table-cell>
        </table:table-row>
        <table:table-row table:style-name="Tableau2.6">
          <table:covered-table-cell/>
          <table:table-cell table:style-name="Tableau2.B6" office:value-type="string">
            <text:p text:style-name="P27">PowExcessStart</text:p>
          </table:table-cell>
          <table:table-cell table:style-name="Tableau2.C6" office:value-type="string">
            <text:p text:style-name="P4">float</text:p>
          </table:table-cell>
        </table:table-row>
        <table:table-row table:style-name="Tableau2.6">
          <table:covered-table-cell/>
          <table:table-cell table:style-name="Tableau2.B6" office:value-type="string">
            <text:p text:style-name="P27">PowExcessStop</text:p>
          </table:table-cell>
          <table:table-cell table:style-name="Tableau2.C6" office:value-type="string">
            <text:p text:style-name="P4">float</text:p>
          </table:table-cell>
        </table:table-row>
        <table:table-row table:style-name="Tableau2.6">
          <table:covered-table-cell/>
          <table:table-cell table:style-name="Tableau2.B6" office:value-type="string">
            <text:p text:style-name="P27">Enum ClimPrio[4]</text:p>
          </table:table-cell>
          <table:table-cell table:style-name="Tableau2.C6" office:value-type="string">
            <text:p text:style-name="P4">HMI_Salon / HMI_SaManger / HMI_Entree / HMI_Couloir</text:p>
          </table:table-cell>
        </table:table-row>
      </table:table>
      <text:p text:style-name="Text_20_body"/>
      <text:p text:style-name="Text_20_body">Int 00SetTempHP 00SetTempHC</text:p>
      <text:p text:style-name="Text_20_body">float TempMinExt</text:p>
      <text:p text:style-name="Text_20_body">float PowExcessStart</text:p>
      <text:p text:style-name="Text_20_body">float PowExcessStart</text:p>
      <text:p text:style-name="Text_20_body">Int Prio4Prio3Prio2Prio1</text:p>
      <text:p text:style-name="P21">5 x 32 bits</text:p>
      <text:p text:style-name="Text_20_body"/>
      <text:p text:style-name="Text_20_body"/>
      <text:p text:style-name="P16"><text:soft-page-break/>CentralData.Program</text:p>
      <table:table table:name="Tableau3" table:style-name="Tableau3">
        <table:table-column table:style-name="Tableau3.A"/>
        <table:table-column table:style-name="Tableau3.B"/>
        <table:table-column table:style-name="Tableau3.C"/>
        <table:table-row>
          <table:table-cell table:style-name="Tableau3.A1" office:value-type="string">
            <text:p text:style-name="P27">Nom Variable</text:p>
          </table:table-cell>
          <table:table-cell table:style-name="Tableau3.B1" table:number-columns-spanned="2" office:value-type="string">
            <text:p text:style-name="P28">Program <text:span text:style-name="T12">structure</text:span></text:p>
          </table:table-cell>
          <table:covered-table-cell/>
        </table:table-row>
        <table:table-row>
          <table:table-cell table:style-name="Tableau3.A2" table:number-rows-spanned="2" office:value-type="string">
            <text:p text:style-name="P27"/>
          </table:table-cell>
          <table:table-cell table:style-name="Tableau3.A2" office:value-type="string">
            <text:p text:style-name="P27">Champs / type</text:p>
          </table:table-cell>
          <table:table-cell table:style-name="Tableau3.C2" office:value-type="string">
            <text:p text:style-name="P27">Valeurs</text:p>
          </table:table-cell>
        </table:table-row>
        <table:table-row>
          <table:covered-table-cell/>
          <table:table-cell table:style-name="Tableau3.B3" office:value-type="string">
            <text:p text:style-name="P27">TempPerHour / char [24]</text:p>
          </table:table-cell>
          <table:table-cell table:style-name="Tableau3.C3" office:value-type="string">
            <text:p text:style-name="P27">Températures <text:s/>par heure</text:p>
          </table:table-cell>
        </table:table-row>
      </table:table>
      <text:p text:style-name="P16"/>
      <text:p text:style-name="P16">Int x6 (4 char par int)</text:p>
      <text:p text:style-name="P18">6x 32 bits</text:p>
      <text:p text:style-name="P10"/>
      <text:p text:style-name="P16">CentralData.Hollidays</text:p>
      <table:table table:name="Tableau8" table:style-name="Tableau8">
        <table:table-column table:style-name="Tableau8.A"/>
        <table:table-column table:style-name="Tableau8.B"/>
        <table:table-column table:style-name="Tableau8.C"/>
        <table:table-row>
          <table:table-cell table:style-name="Tableau8.A1" office:value-type="string">
            <text:p text:style-name="P27">Nom Variable</text:p>
          </table:table-cell>
          <table:table-cell table:style-name="Tableau8.B1" table:number-columns-spanned="2" office:value-type="string">
            <text:p text:style-name="P28">Hollidays <text:s/><text:span text:style-name="T12">structure</text:span></text:p>
          </table:table-cell>
          <table:covered-table-cell/>
        </table:table-row>
        <table:table-row>
          <table:table-cell table:style-name="Tableau8.A2" table:number-rows-spanned="6" office:value-type="string">
            <text:p text:style-name="P27"/>
          </table:table-cell>
          <table:table-cell table:style-name="Tableau8.A2" office:value-type="string">
            <text:p text:style-name="P27">Champs / type</text:p>
          </table:table-cell>
          <table:table-cell table:style-name="Tableau8.C2" office:value-type="string">
            <text:p text:style-name="P27">Valeurs</text:p>
          </table:table-cell>
        </table:table-row>
        <table:table-row table:style-name="Tableau8.3">
          <table:covered-table-cell/>
          <table:table-cell table:style-name="Tableau8.B3" office:value-type="string">
            <text:p text:style-name="P27">SetTempMinHC_Rouge</text:p>
          </table:table-cell>
          <table:table-cell table:style-name="Tableau8.C3" office:value-type="string">
            <text:p text:style-name="P4">char</text:p>
          </table:table-cell>
        </table:table-row>
        <table:table-row table:style-name="Tableau8.3">
          <table:covered-table-cell/>
          <table:table-cell table:style-name="Tableau8.B3" office:value-type="string">
            <text:p text:style-name="P27">SetTempMinHC_Blanc</text:p>
          </table:table-cell>
          <table:table-cell table:style-name="Tableau8.C3" office:value-type="string">
            <text:p text:style-name="P4">char</text:p>
          </table:table-cell>
        </table:table-row>
        <table:table-row table:style-name="Tableau8.3">
          <table:covered-table-cell/>
          <table:table-cell table:style-name="Tableau8.B3" office:value-type="string">
            <text:p text:style-name="P27">SetTempMinHC_Bleu</text:p>
          </table:table-cell>
          <table:table-cell table:style-name="Tableau8.C3" office:value-type="string">
            <text:p text:style-name="P4">char</text:p>
          </table:table-cell>
        </table:table-row>
        <table:table-row table:style-name="Tableau8.3">
          <table:covered-table-cell/>
          <table:table-cell table:style-name="Tableau8.B3" office:value-type="string">
            <text:p text:style-name="P27">SetTempMinArrival</text:p>
          </table:table-cell>
          <table:table-cell table:style-name="Tableau8.C3" office:value-type="string">
            <text:p text:style-name="P4">char</text:p>
          </table:table-cell>
        </table:table-row>
        <table:table-row table:style-name="Tableau8.3">
          <table:covered-table-cell/>
          <table:table-cell table:style-name="Tableau8.B3" office:value-type="string">
            <text:p text:style-name="P17">ArrivalDate TimeStampTypedef</text:p>
          </table:table-cell>
          <table:table-cell table:style-name="Tableau8.C3" office:value-type="string">
            <text:p text:style-name="P27">HH:mn:ss:D:Month:Year</text:p>
          </table:table-cell>
        </table:table-row>
      </table:table>
      <text:p text:style-name="P30"/>
      <text:p text:style-name="P30">Int SetTempMinArrival | SetTempMinHC_Rouge | SetTempMinHC_Blanc | SetTempMinHC_Bleu</text:p>
      <text:p text:style-name="Text_20_body">Int : 00HHmmSS </text:p>
      <text:p text:style-name="P19">Int : YearMonthDay</text:p>
      <text:p text:style-name="P20">3x 32 bits</text:p>
      <text:p text:style-name="P10"/>
      <text:p text:style-name="P10"/>
      <text:p text:style-name="P10"/>
      <text:p text:style-name="P10"/>
      <text:p text:style-name="P10"/>
      <text:p text:style-name="P16">CentralData.OptPowData</text:p>
      <table:table table:name="Tableau9" table:style-name="Tableau9">
        <table:table-column table:style-name="Tableau9.A"/>
        <table:table-column table:style-name="Tableau9.B"/>
        <table:table-column table:style-name="Tableau9.C"/>
        <table:table-row>
          <table:table-cell table:style-name="Tableau9.A1" office:value-type="string">
            <text:p text:style-name="P27">Nom Variable</text:p>
          </table:table-cell>
          <table:table-cell table:style-name="Tableau9.B1" table:number-columns-spanned="2" office:value-type="string">
            <text:p text:style-name="P28">Option <text:span text:style-name="T12">structure</text:span></text:p>
          </table:table-cell>
          <table:covered-table-cell/>
        </table:table-row>
        <table:table-row>
          <table:table-cell table:style-name="Tableau9.A2" table:number-rows-spanned="5" office:value-type="string">
            <text:p text:style-name="P27"/>
          </table:table-cell>
          <table:table-cell table:style-name="Tableau9.A2" office:value-type="string">
            <text:p text:style-name="P27">Champs / type</text:p>
          </table:table-cell>
          <table:table-cell table:style-name="Tableau9.C2" office:value-type="string">
            <text:p text:style-name="P27">Valeurs</text:p>
          </table:table-cell>
        </table:table-row>
        <table:table-row table:style-name="Tableau9.3">
          <table:covered-table-cell/>
          <table:table-cell table:style-name="Tableau9.B3" office:value-type="string">
            <text:p text:style-name="P27">NightCut</text:p>
          </table:table-cell>
          <table:table-cell table:style-name="Tableau9.C3" office:value-type="string">
            <text:p text:style-name="P4">char</text:p>
          </table:table-cell>
        </table:table-row>
        <table:table-row table:style-name="Tableau9.3">
          <table:covered-table-cell/>
          <table:table-cell table:style-name="Tableau9.B3" office:value-type="string">
            <text:p text:style-name="P27">CouleurTempo</text:p>
          </table:table-cell>
          <table:table-cell table:style-name="Tableau9.C3" office:value-type="string">
            <text:p text:style-name="P4">char</text:p>
          </table:table-cell>
        </table:table-row>
        <table:table-row table:style-name="Tableau9.3">
          <table:covered-table-cell/>
          <table:table-cell table:style-name="Tableau9.B3" office:value-type="string">
            <text:p text:style-name="P27">EVChargePrio</text:p>
          </table:table-cell>
          <table:table-cell table:style-name="Tableau9.C3" office:value-type="string">
            <text:p text:style-name="P4">char</text:p>
          </table:table-cell>
        </table:table-row>
        <table:table-row table:style-name="Tableau9.3">
          <table:covered-table-cell/>
          <table:table-cell table:style-name="Tableau9.B3" office:value-type="string">
            <text:p text:style-name="P27">RepeatSameSet</text:p>
          </table:table-cell>
          <table:table-cell table:style-name="Tableau9.C3" office:value-type="string">
            <text:p text:style-name="P4">char</text:p>
          </table:table-cell>
        </table:table-row>
        <table:table-row table:style-name="Tableau9.3">
          <table:table-cell table:style-name="Tableau9.A2" office:value-type="string">
            <text:p text:style-name="Standard"/>
          </table:table-cell>
          <table:table-cell table:style-name="Tableau9.B3" office:value-type="string">
            <text:p text:style-name="P27">PowExcess</text:p>
          </table:table-cell>
          <table:table-cell table:style-name="Tableau9.C3" office:value-type="string">
            <text:p text:style-name="P4">float</text:p>
          </table:table-cell>
        </table:table-row>
        <table:table-row table:style-name="Tableau9.3">
          <table:table-cell table:style-name="Tableau9.A2" office:value-type="string">
            <text:p text:style-name="Standard"/>
          </table:table-cell>
          <table:table-cell table:style-name="Tableau9.B3" office:value-type="string">
            <text:p text:style-name="P27">PowL1_Home</text:p>
          </table:table-cell>
          <table:table-cell table:style-name="Tableau9.C3" office:value-type="string">
            <text:p text:style-name="P4">float</text:p>
          </table:table-cell>
        </table:table-row>
      </table:table>
      <text:p text:style-name="P10"/>
      <text:p text:style-name="P10">Int CouleurTempo |NightCut | EVChargePrio|RepatSameSet|</text:p>
      <text:p text:style-name="P10"><text:soft-page-break/><text:span text:style-name="T2">3x 32 bits</text:span> <text:s text:c="4"/></text:p>
      <text:p text:style-name="P10"/>
      <text:p text:style-name="P20"/>
      <text:p text:style-name="P10"/>
      <text:p text:style-name="P10"/>
      <text:p text:style-name="P10">Total :22 32 bits soit 86 Octets.</text:p>
      <text:p text:style-name="P10"/>
      <text:p text:style-name="P10">En comptant large, 100, on obtient :</text:p>
      <text:p text:style-name="P10">T = NbOctets x Nbbits x 1/Débit = 1000 / Débit</text:p>
      <text:list xml:id="list41959964041167406" text:style-name="L2">
        <text:list-item>
          <text:p text:style-name="P41">à 38400 : T=26ms.</text:p>
        </text:list-item>
        <text:list-item>
          <text:p text:style-name="P41">À 115200 : T = 8.6ms</text:p>
        </text:list-item>
      </text:list>
      <text:p text:style-name="P10"/>
      <text:p text:style-name="P11">→ prio maxi sur cette communication. Tester la rapidité de l'algo. A 115200 Bds, on a 8.6µs pour traiter le logiciel associé.</text:p>
      <text:p text:style-name="P10"/>
      <text:p text:style-name="P10"/>
      <text:p text:style-name="P8"/>
      <text:p text:style-name="P8"/>
      <text:p text:style-name="P8"/>
      <text:p text:style-name="P8"/>
      <text:p text:style-name="P8"/>
      <text:p text:style-name="P8"/>
      <text:p text:style-name="P8"/>
      <text:p text:style-name="P8"/>
      <text:h text:style-name="Heading_20_1" text:outline-level="1">Echanges entre les principaux acteurs du système</text:h>
      <text:p text:style-name="Text_20_body"/>
      <text:p text:style-name="P12"><draw:frame draw:style-name="fr2" draw:name="images8" text:anchor-type="paragraph" svg:x="0.074cm" svg:y="0.088cm" svg:width="16.999cm" svg:height="13.908cm" draw:z-index="5"><draw:image xlink:href="Pictures/2000000700004A20000039C7AEB85379.svm" xlink:type="simple" xlink:show="embed" xlink:actuate="onLoad"/></draw:frame><draw:ellipse text:anchor-type="paragraph" draw:z-index="7" draw:style-name="gr3" draw:text-style-name="P46" svg:width="4.347cm" svg:height="1.188cm" svg:x="4.397cm" svg:y="1.409cm"><text:p/></draw:ellipse>A ce stade les échanges sont encore assez généraux. On observe 3 processus de communication qui se déroulent en même temps, à des périodicités différentes. </text:p>
      <text:p text:style-name="P12"><text:soft-page-break/></text:p>
      <text:p text:style-name="Text_20_body"><text:span text:style-name="T8">Transaction </text:span><text:span text:style-name="T9">: Correspond à un message asynchrone associé à sa réponse (voir ci-dessus, bulle bleue). Il existe donc 3 types de transaction :</text:span></text:p>
      <text:list xml:id="list3896376737000459596" text:style-name="L3">
        <text:list-item>
          <text:p text:style-name="P43">Entre un <text:span text:style-name="T3">RmDv</text:span> et la<text:span text:style-name="T3"> SmartGateway </text:span>: utilisation du protocole <text:span text:style-name="T5">FSKStack</text:span> (pile com propriétaire),</text:p>
        </text:list-item>
        <text:list-item>
          <text:p text:style-name="P43">Entre la <text:span text:style-name="T3">SmartGateway</text:span> et l' <text:span text:style-name="T3">HMI</text:span> : utilisation d'un protocole UART, <text:span text:style-name="T5">UARTStack</text:span> <text:s/>à définir...</text:p>
        </text:list-item>
        <text:list-item>
          <text:p text:style-name="P43">Entre le <text:span text:style-name="T3">HMI</text:span> et l'onduleur : utilisation de requête <text:span text:style-name="T5">HTTP</text:span>.</text:p>
        </text:list-item>
      </text:list>
      <text:p text:style-name="P12">Elles <text:s/>sont toutes basées sur le même principe : une requête, une réponse.</text:p>
      <text:p text:style-name="P12">On note que deux acteurs sont maîtres (à l'initiative des requêtes des transactions) :</text:p>
      <text:list xml:id="list4600904127456993645" text:style-name="L4">
        <text:list-item>
          <text:p text:style-name="P44">les <text:span text:style-name="T3">RmDv</text:span> (4 associés aux climatiseurs et 1 pour la température extérieure)</text:p>
        </text:list-item>
        <text:list-item>
          <text:p text:style-name="P44">le <text:span text:style-name="T3">HMI</text:span> (Raspberry pi, programme Phyton) </text:p>
        </text:list-item>
      </text:list>
      <text:p text:style-name="P12">Le point de gestion délicat est donc la <text:span text:style-name="T3">SmartGateway</text:span> qui reçoit jusqu'à 6 messages asynchrones. Le choix qui est fait pour cette gestion est celle d'une boucle sans fin jamais bloquante qui tour à tour srute des indicateurs d'arrivée de message (5 pour la pile <text:span text:style-name="T5">FSKStack</text:span>, et 1 pour l<text:span text:style-name="T3">'IHM, </text:span><text:span text:style-name="T5">UARTStack</text:span>).</text:p>
      <text:p text:style-name="P12"/>
      <text:p text:style-name="P12"/>
      <text:p text:style-name="P12"><draw:frame draw:style-name="fr1" draw:name="images10" text:anchor-type="paragraph" svg:width="11.975cm" svg:height="9.91cm" draw:z-index="8"><draw:image xlink:href="Pictures/2000000700002EC70000298A9822FC0A.svm" xlink:type="simple" xlink:show="embed" xlink:actuate="onLoad"/></draw:frame><text:soft-page-break/></text:p>
      <text:p text:style-name="P12">De cette manière, on ne se pose pas la question d'accès multiple à un variable partagée par un <text:span text:style-name="T3">RmDv</text:span> et le <text:span text:style-name="T3">MHI</text:span> puisque dès qu'une transaction démarre, elle se finit (au pire un timeout permet d'interrompre une transaction infructueuse). Du coup les autres requêtes susceptibles d'arriver sont simplement mises en attente d'être traitée.</text:p>
      <text:list xml:id="list447495450555458121" text:style-name="L5">
        <text:list-header>
          <text:p text:style-name="P45"/>
        </text:list-header>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Ci-dessous une vue différente qui permet de se faire une idée rapide sur les varables d'échange au sein du Smart Gateway. Les échanges sont asynchrones.</text:p>
      <text:p text:style-name="P12"><text:span text:style-name="T3">CenralData :</text:span> C'est une grande structure qui contient les données sur lesquelles les aglorithmes vont s'appuyer pour gérer les climatisation. La structure est écrite par l'HMI, lue par l'algo.</text:p>
      <text:p text:style-name="P12"><text:span text:style-name="T3">Clim_i </text:span>: Il y en a 4. Ecrites par l'algo, lues par la HMI</text:p>
      <text:p text:style-name="P12"><text:soft-page-break/><text:span text:style-name="T3">RmDv_Data_i_in</text:span> : Données reçues par le climatiseur i. Lues par l'algo.</text:p>
      <text:p text:style-name="P12"><text:span text:style-name="T3">RmDv_Data_i_out</text:span> : Données produites par l'algo en réponse pour les climatiseurs. </text:p>
      <text:p text:style-name="P12"><draw:g text:anchor-type="paragraph" draw:z-index="10" draw:style-name="gr4"><draw:rect draw:style-name="gr5" draw:text-style-name="P46"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47" svg:width="2.894cm" svg:height="0.408cm" svg:x="8.544cm" svg:y="0.197cm"><draw:text-box><text:p><text:span text:style-name="T19">Sur requête HMI...</text:span></text:p></draw:text-box></draw:frame><draw:frame draw:style-name="gr8" draw:text-style-name="P48" svg:width="1.816cm" svg:height="0.398cm" svg:x="8.449cm" svg:y="3.081cm"><draw:text-box><text:p><text:span text:style-name="T20">CentralData</text:span></text:p></draw:text-box></draw:frame><draw:frame draw:style-name="gr9" draw:text-style-name="P49" svg:width="1.458cm" svg:height="1.634cm" svg:x="8.449cm" svg:y="3.635cm"><draw:text-box><text:p><text:span text:style-name="T21">ExcPower</text:span></text:p><text:p><text:span text:style-name="T21">TempoCol</text:span></text:p><text:p><text:span text:style-name="T21">Mod</text:span></text:p><text:p><text:span text:style-name="T21">TimeStamp</text:span></text:p><text:p><text:span text:style-name="T21">...</text:span></text:p></draw:text-box></draw:frame><draw:line draw:style-name="gr10" draw:text-style-name="P46" svg:x1="8.359cm" svg:y1="1.692cm" svg:x2="13.458cm" svg:y2="1.669cm"><text:p/></draw:line><draw:line draw:style-name="gr10" draw:text-style-name="P46"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49" svg:width="1.816cm" svg:height="0.398cm" svg:x="14.219cm" svg:y="0.511cm"><draw:text-box><text:p><text:span text:style-name="T21">HMI</text:span></text:p></draw:text-box></draw:frame><draw:rect draw:style-name="gr12" draw:text-style-name="P46" svg:width="10.141cm" svg:height="11.734cm" svg:x="2.326cm" svg:y="7.165cm"><text:p/></draw:rect><draw:frame draw:style-name="gr13" draw:text-style-name="P47" svg:width="3.29cm" svg:height="0.689cm" svg:x="2.535cm" svg:y="7.246cm"><draw:text-box><text:p><text:span text:style-name="T19">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49" svg:width="1.816cm" svg:height="0.398cm" svg:x="8.033cm" svg:y="10.22cm"><draw:text-box><text:p><text:span text:style-name="T21">Compute</text:span></text:p></draw:text-box></draw:frame><draw:path draw:style-name="gr10" draw:text-style-name="P46" svg:width="1.699cm" svg:height="0.699cm" svg:x="4.918cm" svg:y="9.303cm" svg:viewBox="0 0 1700 700" svg:d="M0 0c527 19 1700 700 1700 700"><text:p/></draw:path><draw:path draw:style-name="gr10" draw:text-style-name="P46" svg:width="3.513cm" svg:height="0.83cm" svg:x="4.918cm" svg:y="11.303cm" svg:viewBox="0 0 3514 831" svg:d="M3514 0c-378 737-3514 831-3514 831"><text:p/></draw:path><draw:line draw:style-name="gr10" draw:text-style-name="P46" svg:x1="8.848cm" svg:y1="5.609cm" svg:x2="8.848cm" svg:y2="8.953cm"><text:p/></draw:line><draw:line draw:style-name="gr10" draw:text-style-name="P46" svg:x1="7.241cm" svg:y1="8.954cm" svg:x2="7.204cm" svg:y2="2.967cm"><text:p/></draw:line><draw:frame draw:style-name="gr8" draw:text-style-name="P50" svg:width="1.816cm" svg:height="0.398cm" svg:x="11.643cm" svg:y="2.753cm"><draw:text-box><text:p><text:span text:style-name="T22">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49" svg:width="1.816cm" svg:height="0.613cm" svg:x="3.252cm" svg:y="7.934cm"><draw:text-box><text:p><text:span text:style-name="T23">RmDvData_i_In</text:span></text:p><text:p><text:span text:style-name="T21"/></text:p></draw:text-box></draw:frame><draw:frame draw:style-name="gr15" draw:text-style-name="P49" svg:width="1.458cm" svg:height="1.539cm" svg:x="3.251cm" svg:y="8.615cm"><draw:text-box><text:p><text:span text:style-name="T21">Temp</text:span></text:p><text:p><text:span text:style-name="T21">Status</text:span></text:p><text:p><text:span text:style-name="T21">TimeStamp</text:span></text:p><text:p><text:span text:style-name="T21">...</text:span></text:p></draw:text-box></draw:frame><draw:frame draw:style-name="gr16" draw:text-style-name="P51" svg:width="2.327cm" svg:height="0.586cm" svg:x="3.103cm" svg:y="10.56cm"><draw:text-box><text:p><text:span text:style-name="T23">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9" svg:width="1.855cm" svg:height="1.216cm" svg:x="3.064cm" svg:y="11.178cm"><draw:text-box><text:p><text:span text:style-name="T21">TempSet</text:span></text:p><text:p><text:span text:style-name="T21">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46" svg:x1="1.27cm" svg:y1="9.179cm" svg:x2="3.064cm" svg:y2="9.179cm"><text:p/></draw:line><draw:line draw:style-name="gr10" draw:text-style-name="P46" svg:x1="2.914cm" svg:y1="11.659cm" svg:x2="1.27cm" svg:y2="11.659cm"><text:p/></draw:line><draw:frame draw:style-name="gr8" draw:text-style-name="P49" svg:width="1.816cm" svg:height="0.398cm" svg:x="0.354cm" svg:y="7.953cm"><draw:text-box><text:p><text:span text:style-name="T21">RmDv i</text:span></text:p></draw:text-box></draw:frame><draw:frame draw:style-name="gr8" draw:text-style-name="P50" svg:width="1.816cm" svg:height="0.398cm" draw:transform="rotate (1.5707963267946) translate (1.53281944444444cm 11.3047638888889cm)"><draw:text-box><text:p><text:span text:style-name="T22">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49" svg:width="1.816cm" svg:height="0.398cm" svg:x="3.252cm" svg:y="13.296cm"><draw:text-box><text:p><text:span text:style-name="T23">RmDvData_j_In</text:span></text:p></draw:text-box></draw:frame><draw:frame draw:style-name="gr15" draw:text-style-name="P49" svg:width="1.458cm" svg:height="1.539cm" svg:x="3.251cm" svg:y="13.977cm"><draw:text-box><text:p><text:span text:style-name="T21">Temp</text:span></text:p><text:p><text:span text:style-name="T21">Status</text:span></text:p><text:p><text:span text:style-name="T21">TimeStamp</text:span></text:p><text:p><text:span text:style-name="T21">...</text:span></text:p></draw:text-box></draw:frame><draw:frame draw:style-name="gr18" draw:text-style-name="P49" svg:width="2.301cm" svg:height="0.648cm" svg:x="3.103cm" svg:y="15.923cm"><draw:text-box><text:p><text:span text:style-name="T23">RmDvData_j_Out</text:span></text:p><text:p><text:span text:style-name="T23"/></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9" svg:width="1.855cm" svg:height="1.216cm" svg:x="3.064cm" svg:y="16.54cm"><draw:text-box><text:p><text:span text:style-name="T21">TempSet</text:span></text:p><text:p><text:span text:style-name="T21">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46" svg:x1="1.27cm" svg:y1="14.54cm" svg:x2="3.064cm" svg:y2="14.54cm"><text:p/></draw:line><draw:line draw:style-name="gr10" draw:text-style-name="P46" svg:x1="2.914cm" svg:y1="17.02cm" svg:x2="1.27cm" svg:y2="17.02cm"><text:p/></draw:line><draw:frame draw:style-name="gr8" draw:text-style-name="P49" svg:width="1.816cm" svg:height="0.398cm" svg:x="0.354cm" svg:y="13.316cm"><draw:text-box><text:p><text:span text:style-name="T21">RmDv j</text:span></text:p></draw:text-box></draw:frame><draw:frame draw:style-name="gr8" draw:text-style-name="P49" svg:width="1.816cm" svg:height="0.398cm" draw:transform="rotate (1.5707963267946) translate (1.53281944444444cm 16.6669861111111cm)"><draw:text-box><text:p><text:span text:style-name="T21">FSKStack</text:span></text:p></draw:text-box></draw:frame><draw:path draw:style-name="gr10" draw:text-style-name="P46" svg:width="1.699cm" svg:height="3.174cm" svg:x="4.918cm" svg:y="11.146cm" svg:viewBox="0 0 1700 3175" svg:d="M0 3175c988-344 1700-3175 1700-3175"><text:p/></draw:path><draw:path draw:style-name="gr10" draw:text-style-name="P46" svg:width="4.109cm" svg:height="5.585cm" svg:x="4.918cm" svg:y="11.303cm" svg:viewBox="0 0 4110 5586" svg:d="M4110 0c-442 4954-4110 5586-4110 5586"><text:p/></draw:path><draw:frame draw:style-name="gr19" draw:text-style-name="P48" svg:width="2.772cm" svg:height="0.521cm" svg:x="3.127cm" svg:y="0.439cm"><draw:text-box><text:p><text:span text:style-name="T20"><text:s text:c="11"/></text:span><text:span text:style-name="T20">Clim i</text:span></text:p></draw:text-box></draw:frame><draw:frame draw:style-name="gr9" draw:text-style-name="P49" svg:width="2.077cm" svg:height="1.634cm" svg:x="3.745cm" svg:y="1.138cm"><draw:text-box><text:p><text:span text:style-name="T21">Température</text:span></text:p><text:p><text:span text:style-name="T21">StatusClim</text:span></text:p><text:p><text:span text:style-name="T21">TimeStamp</text:span></text:p><text:p><text:span text:style-name="T21"/></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48" svg:width="2.772cm" svg:height="0.521cm" svg:x="5.898cm" svg:y="0.439cm"><draw:text-box><text:p><text:span text:style-name="T20"><text:s text:c="10"/></text:span><text:span text:style-name="T20">Clim j</text:span></text:p></draw:text-box></draw:frame><draw:line draw:style-name="gr10" draw:text-style-name="P46" svg:x1="6.752cm" svg:y1="8.953cm" svg:x2="5.323cm" svg:y2="2.956cm"><text:p/></draw:line><draw:line draw:style-name="gr10" draw:text-style-name="P46"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49" svg:width="2.077cm" svg:height="1.634cm" svg:x="6.47cm" svg:y="1.069cm"><draw:text-box><text:p><text:span text:style-name="T21">Température</text:span></text:p><text:p><text:span text:style-name="T21">StatusClim</text:span></text:p><text:p><text:span text:style-name="T21">TimeStamp</text:span></text:p><text:p><text:span text:style-name="T21"/></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49" svg:width="1.816cm" svg:height="0.398cm" svg:x="14.111cm" svg:y="1.746cm"><draw:text-box><text:p><text:span text:style-name="T21">HomePage</text:span></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ransaction IHM-Smart Gateway</text:h>
      <text:p text:style-name="P8"/>
      <text:p text:style-name="P8">Le diagramme suivant montre la partie d'échange entre ces deux entités. La requête de l'IHM a pour but de <text:soft-page-break/>transmettre l'ensemble des données requises pour que la <text:span text:style-name="T3">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8">En retour, la<text:span text:style-name="T3"> SGw</text:span> renvoie les informations glanées sur les climatiseurs, quelle que soit la requête.</text:p>
      <text:p text:style-name="P8"><draw:frame draw:style-name="fr2" draw:name="images13" text:anchor-type="paragraph" svg:x="2.683cm" svg:y="1.743cm" svg:width="9.297cm" svg:height="5.75cm" draw:z-index="11"><draw:image xlink:href="Pictures/200000070000245100001677957F786D.svm" xlink:type="simple" xlink:show="embed" xlink:actuate="onLoad"/></draw:frame></text:p>
      <text:p text:style-name="P8"/>
      <text:p text:style-name="P8"/>
      <text:p text:style-name="P8">Le format des trames (cf UARTStack_UG.pdf) sera du type :</text:p>
      <text:p text:style-name="P8">|N | <text:span text:style-name="T18">Request code |request Datas</text:span> | CheskSum| <text:s/>en bleu la payload.</text:p>
      <text:p text:style-name="P8"/>
      <text:h text:style-name="Heading_20_3" text:outline-level="3">Requête Mode Automatique</text:h>
      <table:table table:name="Tableau11" table:style-name="Tableau11">
        <table:table-column table:style-name="Tableau11.A"/>
        <table:table-column table:style-name="Tableau11.B"/>
        <table:table-row>
          <table:table-cell table:style-name="Tableau11.A1" office:value-type="string">
            <text:p text:style-name="P27">Nom de la requête</text:p>
          </table:table-cell>
          <table:table-cell table:style-name="Tableau11.B1" office:value-type="string">
            <text:p text:style-name="P28">Mode automatique </text:p>
          </table:table-cell>
        </table:table-row>
        <table:table-row>
          <table:table-cell table:style-name="Tableau11.A2" office:value-type="string">
            <text:p text:style-name="P27">Code requête :</text:p>
          </table:table-cell>
          <table:table-cell table:style-name="Tableau11.B2" office:value-type="string">
            <text:p text:style-name="P28">0xa0</text:p>
          </table:table-cell>
        </table:table-row>
        <table:table-row>
          <table:table-cell table:style-name="Tableau11.A2" table:number-rows-spanned="5" office:value-type="string">
            <text:p text:style-name="P27">Champs transmis de la variable principale </text:p>
            <text:p text:style-name="P28">central Data</text:p>
          </table:table-cell>
          <table:table-cell table:style-name="Tableau11.B3" office:value-type="string">
            <text:p text:style-name="P29">LastHMITimeStamp</text:p>
          </table:table-cell>
        </table:table-row>
        <table:table-row table:style-name="Tableau11.4">
          <table:covered-table-cell/>
          <table:table-cell table:style-name="Tableau11.B3" office:value-type="string">
            <text:p text:style-name="P27">Mode </text:p>
          </table:table-cell>
        </table:table-row>
        <table:table-row table:style-name="Tableau11.4">
          <table:covered-table-cell/>
          <table:table-cell table:style-name="Tableau11.B3" office:value-type="string">
            <text:p text:style-name="P27">Auto </text:p>
          </table:table-cell>
        </table:table-row>
        <table:table-row table:style-name="Tableau11.4">
          <table:covered-table-cell/>
          <table:table-cell table:style-name="Tableau11.B3" office:value-type="string">
            <text:p text:style-name="P27">Options</text:p>
          </table:table-cell>
        </table:table-row>
        <table:table-row table:style-name="Tableau11.4">
          <table:covered-table-cell/>
          <table:table-cell table:style-name="Tableau11.B3" office:value-type="string">
            <text:p text:style-name="P27">PowData</text:p>
          </table:table-cell>
        </table:table-row>
      </table:table>
      <text:p text:style-name="P10"/>
      <text:h text:style-name="Heading_20_3" text:outline-level="3">Requête Mode Program </text:h>
      <text:p text:style-name="P8"/>
      <text:p text:style-name="P8"/>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h text:style-name="Heading_20_2" text:outline-level="2">Transaction RmDv i</text:h>
      <text:p text:style-name="Text_20_body"><draw:frame draw:style-name="fr3" draw:name="images12" text:anchor-type="paragraph" svg:x="12.289cm" svg:y="0.377cm" svg:width="2.094cm" svg:height="1.032cm" draw:z-index="9"><draw:image xlink:href="Pictures/200000070000082D0000040877B1A417.svm" xlink:type="simple" xlink:show="embed" xlink:actuate="onLoad"/></draw:frame></text:p>
      <text:p text:style-name="P12">Le morceau de diagramme de séquence suivant, illustre l'échange de l'action</text:p>
      <text:p text:style-name="Text_20_body"/>
      <text:p text:style-name="Text_20_body"/>
      <text:p text:style-name="P15"><draw:frame draw:style-name="fr2" draw:name="images9" text:anchor-type="paragraph" svg:x="1.658cm" svg:y="-0.198cm" svg:width="12.435cm" svg:height="5.629cm" draw:z-index="6"><draw:image xlink:href="Pictures/20000007000030ED000015FCD2B2B83E.svm" xlink:type="simple" xlink:show="embed" xlink:actuate="onLoad"/></draw:frame></text:p>
      <text:p text:style-name="P9">Dans cet échange, le maître est le <text:span text:style-name="T3">Remote Device</text:span>. C'est lui qui se réveille à intervalle régulier <text:s/>(typiquement 30 mn), puis se rendort immédiatement après l'échange pour économiser les deux piles AAA de 1,5V embarquées.</text:p>
      <text:list xml:id="list2129704443194124527" text:style-name="L6">
        <text:list-item>
          <text:p text:style-name="P42">Il envoie les informations (comme la température actuelle typiquement) vers la <text:span text:style-name="T3">smartgateway</text:span> qui en retour va lui fournir les ordres de configurations (nouveau set de température, prochain intervalle de réponse). Parmi les informations, il y a aussi une information d'écart de temps par rapport aux attendus. En effet, la<text:span text:style-name="T3"> SmartGateway</text:span> possède un temps réel (RTC externe ou encore Raspberry pi). Les <text:span text:style-name="T3">remote devices</text:span> quant à eux, fonctionne avec leur RTC embarquée clockée par la HSI (RC 40kHz) peu précise.</text:p>
        </text:list-item>
        <text:list-item>
          <text:p text:style-name="P42">Après cet échange ou après un éventuel timeout, le <text:span text:style-name="T3">remote device</text:span> fournit un message d'état pour que la <text:span text:style-name="T3">SmartGateway</text:span> puisse savoir si tout s'est bien passé. En retour, la <text:span text:style-name="T3">SmartGateway</text:span> envoie un acquittement.</text:p>
        </text:list-item>
      </text:list>
      <text:p text:style-name="P8">Dans tous les cas, si le master n'a pas reçu sa réponse (même un simple acquittement), il réitère l'opération jusqu'à 3 fois. </text:p>
      <text:p text:style-name="P8"/>
      <text:p text:style-name="P8"/>
      <text:h text:style-name="P35" text:outline-level="2" text:is-list-header="true"><text:soft-page-break/></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Architecture logicielle python IHM</text:h>
      <text:p text:style-name="P8"/>
      <text:p text:style-name="P8">Le diagramme de classes est donné ci-dessous.</text:p>
      <text:p text:style-name="P8">La variable centrale, globale, qui est partagée est <text:span text:style-name="T4">PageData</text:span>. C'est un objet de classe <text:span text:style-name="T3">HomPageData</text:span>, qui <text:soft-page-break/>contient tous les champs associées aux widget de l'ensemble des fenêtres.</text:p>
      <text:p text:style-name="P8">Les mises à jour des fenêtres se font en s'appuyant sur cette variable, les saisies utilisateurs impactent cette variable.</text:p>
      <text:p text:style-name="P8">Les transactions avec la <text:span text:style-name="T3">Smart Gateway</text:span> se feront aussi en relation directe avec cette variable. Elle est le cœur de l'IHM.</text:p>
      <text:p text:style-name="P8"/>
      <text:p text:style-name="P8"><draw:frame draw:style-name="fr1" draw:name="images11" text:anchor-type="paragraph" svg:width="16.999cm" svg:height="10.296cm" draw:z-index="4"><draw:image xlink:href="Pictures/2000000700002DE50000220DE0DDA8BF.svm" xlink:type="simple" xlink:show="embed" xlink:actuate="onLoad"/></draw:frame></text:p>
      <text:p text:style-name="P8"/>
      <text:p text:style-name="P8">Le module<text:span text:style-name="T3"> ihm_main.py</text:span> contient la variable <text:span text:style-name="T4">win_home</text:span> qui est la fenêtre principale <text:span text:style-name="T3">tkinter </text:span>support de toute l'application. </text:p>
      <text:p text:style-name="P8">C'est à ce niveau que sont organisées les callback temporels et donc les mises à jours des widgets de la fenêtre ainsi que les transactions avec la <text:span text:style-name="T3">SGw</text:span>.</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7</text:page-number>/<text:page-count>1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2-12T23:11:56.44</dc:date>
    <meta:editing-duration>P6DT17H14M</meta:editing-duration>
    <meta:editing-cycles>129</meta:editing-cycles>
    <meta:generator>OpenOffice/4.1.13$Win32 OpenOffice.org_project/4113m1$Build-9810</meta:generator>
    <meta:print-date>2011-11-29T11:08:14.52</meta:print-date>
    <dc:creator>Thierry ROCACHER</dc:creator>
    <meta:document-statistic meta:table-count="9" meta:image-count="8" meta:object-count="0" meta:page-count="17" meta:paragraph-count="256" meta:word-count="2093" meta:character-count="12937"/>
    <meta:user-defined meta:name="Info 1"/>
    <meta:user-defined meta:name="Info 2"/>
    <meta:user-defined meta:name="Info 3"/>
    <meta:user-defined meta:name="Info 4"/>
  </office:meta>
</office:document-meta>
</file>